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amedValueArgumentResolver.handleMissingValue( String name , MethodParameter parameter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dValueArgumentResolver.handleNullValue( String name , @ Nullable Object value , Class &lt; ? &gt; param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NamedValueArgumentResolver.handleResolvedValue( @ Nullable Object arg , String name , MethodParameter parameter , Model model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NamedValueArgumentResolver.applyConversion( @ Nullable Object value , NamedValueInfo namedValueInfo , MethodParameter parameter , BindingContext bindingContext ,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NamedValueArgumentResolver.updateNamedValueInfo( MethodParameter parameter , NamedValueInfo 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NamedValueArgumentResolver.resolveEmbeddedValuesAndExpressions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NamedValueArgumentResolver.getDefaultValue( NamedValueInfo namedValueInfo , MethodParameter parameter , BindingContext bindingContext , Model model ,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NamedValueArgumentResolver.resolveArgument( MethodParameter parameter , BindingContext bindingContext ,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amedValueInfo.NamedValueInfo( String name , boolean required , @ Nullable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NamedValue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amedValueArgumentResolver.getNamedValueInfo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NamedValueArgumentResolver.AbstractNamedValueArgumentResolver( @ Nullable ConfigurableBeanFactory factory , ReactiveAdapter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